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88cm" svg:height="11.899cm" svg:x="14.565cm" svg:y="4.383cm">
            <draw:object draw:notify-on-update-of-ranges="Sheet1.A1:Sheet1.A14 Sheet1.F1:Sheet1.F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.21" calcext:value-type="float">
            <text:p>77.21</text:p>
          </table:table-cell>
          <table:table-cell office:value-type="float" office:value="99.161" calcext:value-type="float">
            <text:p>99.161</text:p>
          </table:table-cell>
          <table:table-cell office:value-type="float" office:value="91.352" calcext:value-type="float">
            <text:p>91.352</text:p>
          </table:table-cell>
          <table:table-cell/>
          <table:table-cell table:formula="of:=AVERAGE([.B1:.D1])" office:value-type="float" office:value="89.241" calcext:value-type="float">
            <text:p>89.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.254" calcext:value-type="float">
            <text:p>87.254</text:p>
          </table:table-cell>
          <table:table-cell office:value-type="float" office:value="70.554" calcext:value-type="float">
            <text:p>70.554</text:p>
          </table:table-cell>
          <table:table-cell office:value-type="float" office:value="84.823" calcext:value-type="float">
            <text:p>84.823</text:p>
          </table:table-cell>
          <table:table-cell/>
          <table:table-cell table:formula="of:=AVERAGE([.B2:.D2])" office:value-type="float" office:value="80.877" calcext:value-type="float">
            <text:p>80.8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979" calcext:value-type="float">
            <text:p>79.979</text:p>
          </table:table-cell>
          <table:table-cell office:value-type="float" office:value="81.445" calcext:value-type="float">
            <text:p>81.445</text:p>
          </table:table-cell>
          <table:table-cell office:value-type="float" office:value="79.338" calcext:value-type="float">
            <text:p>79.338</text:p>
          </table:table-cell>
          <table:table-cell/>
          <table:table-cell table:formula="of:=AVERAGE([.B3:.D3])" office:value-type="float" office:value="80.254" calcext:value-type="float">
            <text:p>80.2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.187" calcext:value-type="float">
            <text:p>83.187</text:p>
          </table:table-cell>
          <table:table-cell office:value-type="float" office:value="83.543" calcext:value-type="float">
            <text:p>83.543</text:p>
          </table:table-cell>
          <table:table-cell office:value-type="float" office:value="80.479" calcext:value-type="float">
            <text:p>80.479</text:p>
          </table:table-cell>
          <table:table-cell/>
          <table:table-cell table:formula="of:=AVERAGE([.B4:.D4])" office:value-type="float" office:value="82.403" calcext:value-type="float">
            <text:p>82.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.896" calcext:value-type="float">
            <text:p>83.896</text:p>
          </table:table-cell>
          <table:table-cell office:value-type="float" office:value="83.566" calcext:value-type="float">
            <text:p>83.566</text:p>
          </table:table-cell>
          <table:table-cell office:value-type="float" office:value="79.998" calcext:value-type="float">
            <text:p>79.998</text:p>
          </table:table-cell>
          <table:table-cell/>
          <table:table-cell table:formula="of:=AVERAGE([.B5:.D5])" office:value-type="float" office:value="82.4866666666667" calcext:value-type="float">
            <text:p>82.4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.809" calcext:value-type="float">
            <text:p>83.809</text:p>
          </table:table-cell>
          <table:table-cell office:value-type="float" office:value="81.952" calcext:value-type="float">
            <text:p>81.952</text:p>
          </table:table-cell>
          <table:table-cell office:value-type="float" office:value="82.52" calcext:value-type="float">
            <text:p>82.52</text:p>
          </table:table-cell>
          <table:table-cell/>
          <table:table-cell table:formula="of:=AVERAGE([.B6:.D6])" office:value-type="float" office:value="82.7603333333333" calcext:value-type="float">
            <text:p>82.7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.787" calcext:value-type="float">
            <text:p>84.787</text:p>
          </table:table-cell>
          <table:table-cell office:value-type="float" office:value="80.177" calcext:value-type="float">
            <text:p>80.177</text:p>
          </table:table-cell>
          <table:table-cell office:value-type="float" office:value="84.89" calcext:value-type="float">
            <text:p>84.89</text:p>
          </table:table-cell>
          <table:table-cell/>
          <table:table-cell table:formula="of:=AVERAGE([.B7:.D7])" office:value-type="float" office:value="83.2846666666667" calcext:value-type="float">
            <text:p>83.2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.409" calcext:value-type="float">
            <text:p>76.409</text:p>
          </table:table-cell>
          <table:table-cell office:value-type="float" office:value="84.69" calcext:value-type="float">
            <text:p>84.69</text:p>
          </table:table-cell>
          <table:table-cell office:value-type="float" office:value="85.624" calcext:value-type="float">
            <text:p>85.624</text:p>
          </table:table-cell>
          <table:table-cell/>
          <table:table-cell table:formula="of:=AVERAGE([.B8:.D8])" office:value-type="float" office:value="82.241" calcext:value-type="float">
            <text:p>82.2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.962" calcext:value-type="float">
            <text:p>77.962</text:p>
          </table:table-cell>
          <table:table-cell office:value-type="float" office:value="81.742" calcext:value-type="float">
            <text:p>81.742</text:p>
          </table:table-cell>
          <table:table-cell office:value-type="float" office:value="71.424" calcext:value-type="float">
            <text:p>71.424</text:p>
          </table:table-cell>
          <table:table-cell/>
          <table:table-cell table:formula="of:=AVERAGE([.B9:.D9])" office:value-type="float" office:value="77.0426666666667" calcext:value-type="float">
            <text:p>77.0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.051" calcext:value-type="float">
            <text:p>70.051</text:p>
          </table:table-cell>
          <table:table-cell office:value-type="float" office:value="67.334" calcext:value-type="float">
            <text:p>67.334</text:p>
          </table:table-cell>
          <table:table-cell office:value-type="float" office:value="70.983" calcext:value-type="float">
            <text:p>70.983</text:p>
          </table:table-cell>
          <table:table-cell/>
          <table:table-cell table:formula="of:=AVERAGE([.B10:.D10])" office:value-type="float" office:value="69.456" calcext:value-type="float">
            <text:p>69.4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.141" calcext:value-type="float">
            <text:p>71.141</text:p>
          </table:table-cell>
          <table:table-cell office:value-type="float" office:value="59.983" calcext:value-type="float">
            <text:p>59.983</text:p>
          </table:table-cell>
          <table:table-cell office:value-type="float" office:value="69.978" calcext:value-type="float">
            <text:p>69.978</text:p>
          </table:table-cell>
          <table:table-cell/>
          <table:table-cell table:formula="of:=AVERAGE([.B11:.D11])" office:value-type="float" office:value="67.034" calcext:value-type="float">
            <text:p>67.0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4.232" calcext:value-type="float">
            <text:p>64.232</text:p>
          </table:table-cell>
          <table:table-cell office:value-type="float" office:value="66.709" calcext:value-type="float">
            <text:p>66.709</text:p>
          </table:table-cell>
          <table:table-cell office:value-type="float" office:value="58.869" calcext:value-type="float">
            <text:p>58.869</text:p>
          </table:table-cell>
          <table:table-cell/>
          <table:table-cell table:formula="of:=AVERAGE([.B12:.D12])" office:value-type="float" office:value="63.27" calcext:value-type="float">
            <text:p>63.2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6.604" calcext:value-type="float">
            <text:p>56.604</text:p>
          </table:table-cell>
          <table:table-cell office:value-type="float" office:value="63.268" calcext:value-type="float">
            <text:p>63.268</text:p>
          </table:table-cell>
          <table:table-cell office:value-type="float" office:value="62.422" calcext:value-type="float">
            <text:p>62.422</text:p>
          </table:table-cell>
          <table:table-cell/>
          <table:table-cell table:formula="of:=AVERAGE([.B13:.D13])" office:value-type="float" office:value="60.7646666666667" calcext:value-type="float">
            <text:p>60.7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.947" calcext:value-type="float">
            <text:p>54.947</text:p>
          </table:table-cell>
          <table:table-cell office:value-type="float" office:value="51.724" calcext:value-type="float">
            <text:p>51.724</text:p>
          </table:table-cell>
          <table:table-cell office:value-type="float" office:value="64.502" calcext:value-type="float">
            <text:p>64.502</text:p>
          </table:table-cell>
          <table:table-cell/>
          <table:table-cell table:formula="of:=AVERAGE([.B14:.D14])" office:value-type="float" office:value="57.0576666666667" calcext:value-type="float">
            <text:p>57.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23:28:50.105375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23:01:01.456655718</meta:creation-date>
    <dc:date>2015-03-02T23:29:11.668272122</dc:date>
    <meta:editing-duration>P0D</meta:editing-duration>
    <meta:editing-cycles>3</meta:editing-cycles>
    <meta:generator>LibreOffice/4.2.7.2$Linux_X86_64 LibreOffice_project/420m0$Build-2</meta:generator>
    <meta:document-statistic meta:table-count="1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81cm" svg:height="11.9cm" xlink:href=".." xlink:type="simple" chart:class="chart:scatter" chart:style-name="ch1">
        <chart:title svg:x="6.801cm" svg:y="0.374cm" chart:style-name="ch2">
          <text:p>Results for vector length of 1M</text:p>
        </chart:title>
        <chart:plot-area chart:style-name="ch3" table:cell-range-address="Sheet1.A1:Sheet1.A14 Sheet1.F1:Sheet1.F14" svg:x="1.408cm" svg:y="1.417cm" svg:width="18.076cm" svg:height="9.264cm">
          <chartooo:coordinate-region svg:x="2.876cm" svg:y="1.616cm" svg:width="16.421cm" svg:height="8.418cm"/>
          <chart:axis chart:dimension="x" chart:name="primary-x" chart:style-name="ch4">
            <chart:title svg:x="9.053cm" svg:y="10.919cm" chart:style-name="ch5">
              <text:p>Number of threads</text:p>
            </chart:title>
            <chart:grid chart:style-name="ch6" chart:class="major"/>
          </chart:axis>
          <chart:axis chart:dimension="y" chart:name="primary-y" chart:style-name="ch7">
            <chart:title svg:x="0.451cm" svg:y="10.908cm" chart:style-name="ch8">
              <text:p>Performance (number of times program can be runned per second)</text:p>
            </chart:title>
            <chart:grid chart:style-name="ch6" chart:class="major"/>
          </chart:axis>
          <chart:series chart:style-name="ch9" chart:values-cell-range-address="Sheet1.F1:Sheet1.F14" chart:class="chart:scatter">
            <chart:domain table:cell-range-address="Sheet1.A1:Sheet1.A14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4</svg:desc>
                </draw:g>
              </table:table-cell>
              <table:table-cell office:value-type="float" office:value="89.241">
                <text:p>89.241</text:p>
                <draw:g>
                  <svg:desc>Sheet1.F1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0.877">
                <text:p>80.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0.254">
                <text:p>80.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2.403">
                <text:p>82.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2.4866666666667">
                <text:p>82.48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2.7603333333333">
                <text:p>82.760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3.2846666666667">
                <text:p>83.284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2.241">
                <text:p>82.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77.0426666666667">
                <text:p>77.042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69.456">
                <text:p>69.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67.034">
                <text:p>67.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63.27">
                <text:p>63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60.7646666666667">
                <text:p>60.764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57.0576666666667">
                <text:p>57.057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